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paragraph-rsid="000aab59" style:font-size-asian="40pt" style:font-weight-asian="bold" style:font-size-complex="40pt" style:font-weight-complex="bold"/>
    </style:style>
    <style:style style:name="P2" style:family="paragraph" style:parent-style-name="Standard">
      <style:text-properties officeooo:paragraph-rsid="000aab59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aab59" officeooo:paragraph-rsid="000aab5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aab59" officeooo:paragraph-rsid="000aab5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b2ebe" officeooo:paragraph-rsid="000b2eb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b2ebe" officeooo:paragraph-rsid="000b2ebe" style:font-weight-asian="bold" style:font-weight-complex="bold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b2ebe" officeooo:paragraph-rsid="000b2eb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b2ebe" officeooo:paragraph-rsid="000aab59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0b2ebe"/>
    </style:style>
    <style:style style:name="P11" style:family="paragraph" style:parent-style-name="Standard">
      <style:paragraph-properties fo:text-align="center" style:justify-single-word="false" fo:break-before="page"/>
      <style:text-properties fo:font-weight="bold" officeooo:rsid="000b2ebe" officeooo:paragraph-rsid="000b2ebe" style:font-weight-asian="bold" style:font-weight-complex="bold"/>
    </style:style>
    <style:style style:name="P12" style:family="paragraph" style:parent-style-name="Contents_20_Heading">
      <style:text-properties fo:font-weight="bold" officeooo:rsid="000b2ebe" style:font-weight-asian="bold" style:font-weight-complex="bold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Heading">
      <style:paragraph-properties fo:break-before="page"/>
      <style:text-properties fo:font-weight="bold" officeooo:rsid="000b2ebe" style:font-weight-asian="bold" style:font-weight-complex="bold"/>
    </style:style>
    <style:style style:name="T1" style:family="text">
      <style:text-properties fo:color="#23ff23"/>
    </style:style>
    <style:style style:name="T2" style:family="text">
      <style:text-properties fo:color="#dc2300"/>
    </style:style>
    <style:style style:name="T3" style:family="text">
      <style:text-properties fo:color="#004a4a"/>
    </style:style>
    <style:style style:name="T4" style:family="text">
      <style:text-properties fo:font-weight="bold" officeooo:rsid="000b2ebe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li</text:span><text:span text:style-name="T2">CMS </text:span><text:span text:style-name="T3">2014</text:span></text:p>
      <text:p text:style-name="P2"/>
      <text:p text:style-name="P2"/>
      <text:p text:style-name="P3">Programierer Handbuch</text:p>
      <text:p text:style-name="P4"/>
      <text:p text:style-name="P5">Erweiterungen und Themes für UliCMS entwickeln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ntents_20_Heading">
      <style:text-properties fo:font-weight="bold" officeooo:rsid="000b2ebe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0b2ebe" officeooo:paragraph-rsid="000aab59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ize="40pt" fo:font-weight="bold" officeooo:paragraph-rsid="000aab59" style:font-size-asian="40pt" style:font-weight-asian="bold" style:font-size-complex="40pt" style:font-weight-complex="bold"/>
    </style:style>
    <style:style style:name="MP4" style:family="paragraph" style:parent-style-name="Standard">
      <style:text-properties officeooo:paragraph-rsid="000aab59"/>
    </style:style>
    <style:style style:name="MP5" style:family="paragraph" style:parent-style-name="Standard">
      <style:paragraph-properties fo:text-align="center" style:justify-single-word="false"/>
      <style:text-properties fo:font-size="14pt" fo:font-weight="bold" officeooo:rsid="000aab59" officeooo:paragraph-rsid="000aab59" style:font-size-asian="14pt" style:font-weight-asian="bold" style:font-size-complex="14pt" style:font-weight-complex="bold"/>
    </style:style>
    <style:style style:name="MP6" style:family="paragraph" style:parent-style-name="Standard">
      <style:paragraph-properties fo:text-align="center" style:justify-single-word="false"/>
      <style:text-properties fo:font-weight="bold" officeooo:rsid="000aab59" officeooo:paragraph-rsid="000aab59" style:font-weight-asian="bold" style:font-weight-complex="bold"/>
    </style:style>
    <style:style style:name="MP7" style:family="paragraph" style:parent-style-name="Standard">
      <style:paragraph-properties fo:text-align="center" style:justify-single-word="false"/>
      <style:text-properties fo:font-weight="bold" officeooo:rsid="000b2ebe" officeooo:paragraph-rsid="000b2ebe" style:font-weight-asian="bold" style:font-weight-complex="bold"/>
    </style:style>
    <style:style style:name="MP8" style:family="paragraph" style:parent-style-name="Contents_20_Heading">
      <style:paragraph-properties fo:break-before="page"/>
    </style:style>
    <style:style style:name="MP9" style:family="paragraph" style:parent-style-name="Standard">
      <style:paragraph-properties fo:text-align="start" style:justify-single-word="false"/>
      <style:text-properties fo:font-weight="bold" officeooo:rsid="000b2ebe" officeooo:paragraph-rsid="000b2ebe" style:font-weight-asian="bold" style:font-weight-complex="bold"/>
    </style:style>
    <style:style style:name="MP10" style:family="paragraph" style:parent-style-name="Standard">
      <style:paragraph-properties fo:text-align="center" style:justify-single-word="false"/>
      <style:text-properties officeooo:paragraph-rsid="000b2ebe"/>
    </style:style>
    <style:style style:name="MT1" style:family="text">
      <style:text-properties fo:color="#004a4a"/>
    </style:style>
    <style:style style:name="MT2" style:family="text">
      <style:text-properties fo:color="#23ff23"/>
    </style:style>
    <style:style style:name="MT3" style:family="text">
      <style:text-properties fo:color="#dc2300"/>
    </style:style>
    <style:style style:name="MT4" style:family="text">
      <style:text-properties fo:font-weight="bold" officeooo:rsid="000b2ebe" style:font-weight-asian="bold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table-of-content text:style-name="MSect1" text:name="Inhaltsverzeichnis1">
          <text:table-of-content-source text:outline-level="10">
            <text:index-title-template text:style-name="Contents_20_Heading">Inhaltsverzeichni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MSect1" text:name="Inhaltsverzeichnis1_Head">
              <text:p text:style-name="MP1"/>
            </text:index-title>
          </text:index-body>
        </text:table-of-content>
      </style:header>
      <style:header-first style:display="false">
        <text:p text:style-name="MP2"><text:span text:style-name="MT1"/></text:p>
      </style:header-first>
      <style:footer>
        <text:p text:style-name="MP3"><text:span text:style-name="MT2">Uli</text:span><text:span text:style-name="MT3">CMS </text:span><text:span text:style-name="MT1">2014</text:span></text:p>
        <text:p text:style-name="MP4"/>
        <text:p text:style-name="MP4"/>
        <text:p text:style-name="MP5">Programierer Handbuch</text:p>
        <text:p text:style-name="MP6"/>
        <text:p text:style-name="MP7">Erweiterungen und Themes für UliCMS entwickeln</text:p>
        <text:table-of-content text:style-name="MSect1" text:name="Inhaltsverzeichnis1">
          <text:table-of-content-source text:outline-level="10">
            <text:index-title-template text:style-name="Contents_20_Heading">Inhaltsverzeichni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MSect1" text:name="Bereich2">
              <text:p text:style-name="MP8">Inhaltsverzeichnis</text:p>
            </text:index-title>
          </text:index-body>
        </text:table-of-content>
        <text:p text:style-name="MP9"/>
      </style:footer>
      <style:footer-first style:display="false">
        <text:p text:style-name="MP3"><text:span text:style-name="MT2">Uli</text:span><text:span text:style-name="MT3">CMS </text:span><text:span text:style-name="MT1">2014</text:span></text:p>
        <text:p text:style-name="MP4"/>
        <text:p text:style-name="MP4"/>
        <text:p text:style-name="MP5">Programierer Handbuch</text:p>
        <text:p text:style-name="MP6"/>
        <text:p text:style-name="MP10"><text:span text:style-name="MT4">Erweiterungen und Themes für UliCMS entwickeln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15:20:32.55</meta:creation-date>
    <meta:generator>LibreOffice/4.0.2.2$Windows_x86 LibreOffice_project/4c82dcdd6efcd48b1d8bba66bfe1989deee49c3</meta:generator>
    <dc:date>2013-05-03T15:31:27.08</dc:date>
    <meta:editing-duration>PT4M11S</meta:editing-duration>
    <meta:editing-cycles>10</meta:editing-cycles>
    <meta:document-statistic meta:table-count="0" meta:image-count="0" meta:object-count="0" meta:page-count="2" meta:paragraph-count="10" meta:word-count="31" meta:character-count="252" meta:non-whitespace-character-count="231"/>
  </office:meta>
</office:document-meta>
</file>